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Medium" svg:font-family="HelveticaNeueMedium, Tahoma, Geneva, sans-serif"/>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688in" fo:margin-left="0.2333in" fo:margin-right="-0.009in" table:align="margins"/>
    </style:style>
    <style:style style:name="Table1.A" style:family="table-column">
      <style:table-column-properties style:column-width="1.4854in" style:rel-column-width="2139*"/>
    </style:style>
    <style:style style:name="Table1.B" style:family="table-column">
      <style:table-column-properties style:column-width="1.6563in" style:rel-column-width="2385*"/>
    </style:style>
    <style:style style:name="Table1.C" style:family="table-column">
      <style:table-column-properties style:column-width="1.6639in" style:rel-column-width="2396*"/>
    </style:style>
    <style:style style:name="Table1.D" style:family="table-column">
      <style:table-column-properties style:column-width="1.6632in" style:rel-column-width="239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text-properties style:font-name="Times New Roman"/>
    </style:style>
    <style:style style:name="P2" style:family="paragraph" style:parent-style-name="Text_20_body">
      <style:paragraph-properties fo:margin-left="0in" fo:margin-right="0in" fo:margin-top="0in" fo:margin-bottom="0in"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list-style-name="L2">
      <style:paragraph-properties fo:margin-left="0in" fo:margin-right="0in" fo:margin-top="0in" fo:margin-bottom="0in" style:line-height-at-least="0.2083in" fo:text-align="justify" style:justify-single-word="false" fo:orphans="2" fo:widows="2" fo:text-indent="0in" style:auto-text-indent="false" fo:padding="0in" fo:border="none"/>
    </style:style>
    <style:style style:name="P4" style:family="paragraph" style:parent-style-name="Text_20_body" style:list-style-name="L2">
      <style:paragraph-properties fo:margin-left="0in" fo:margin-right="0in" fo:margin-top="0in" fo:margin-bottom="0in" style:line-height-at-least="0.2083in" fo:text-align="justify" style:justify-single-word="false" fo:orphans="2" fo:widows="2" fo:text-indent="0in" style:auto-text-indent="false" fo:padding="0in" fo:border="none">
        <style:tab-stops>
          <style:tab-stop style:position="0.1772in"/>
        </style:tab-stops>
      </style:paragraph-properties>
    </style:style>
    <style:style style:name="P5" style:family="paragraph" style:parent-style-name="Text_20_body" style:list-style-name="L1">
      <style:paragraph-properties fo:margin-left="0in" fo:margin-right="0in" fo:margin-top="0in" fo:margin-bottom="0in" style:line-height-at-least="0.2083in" fo:text-align="justify" style:justify-single-word="false" fo:orphans="2" fo:widows="2" fo:text-indent="0in" style:auto-text-indent="false" fo:padding="0in" fo:border="none"/>
    </style:style>
    <style:style style:name="P6" style:family="paragraph" style:parent-style-name="Text_20_body" style:list-style-name="L3">
      <style:paragraph-properties fo:margin-left="0in" fo:margin-right="0in" fo:margin-top="0in" fo:margin-bottom="0.0236in" style:line-height-at-least="0.2083in" fo:text-align="justify" style:justify-single-word="false" fo:orphans="2" fo:widows="2" fo:text-indent="0in" style:auto-text-indent="false" fo:padding="0in" fo:border="none"/>
    </style:style>
    <style:style style:name="P7" style:family="paragraph" style:parent-style-name="Text_20_body">
      <style:paragraph-properties fo:margin-left="0.2602in" fo:margin-right="0in" fo:margin-top="0in" fo:margin-bottom="0in" fo:text-align="justify" style:justify-single-word="false" fo:orphans="2" fo:widows="2" fo:text-indent="-0.2709in" style:auto-text-indent="false">
        <style:tab-stops>
          <style:tab-stop style:position="-0.0102in"/>
        </style:tab-stops>
      </style:paragraph-properties>
      <style:text-properties style:font-name="Times New Roman"/>
    </style:style>
    <style:style style:name="P8" style:family="paragraph" style:parent-style-name="Text_20_body" style:list-style-name="L5">
      <style:paragraph-properties fo:margin-left="0.2602in" fo:margin-right="0in" fo:margin-top="0in" fo:margin-bottom="0in" fo:text-align="justify" style:justify-single-word="false" fo:orphans="2" fo:widows="2" fo:text-indent="-0.2709in" style:auto-text-indent="false">
        <style:tab-stops>
          <style:tab-stop style:position="-0.0102in"/>
        </style:tab-stops>
      </style:paragraph-properties>
      <style:text-properties style:font-name="Times New Roman"/>
    </style:style>
    <style:style style:name="P9" style:family="paragraph" style:parent-style-name="Text_20_body">
      <style:paragraph-properties fo:margin-left="0.2602in" fo:margin-right="0in" fo:margin-top="0in" fo:margin-bottom="0in" fo:text-align="justify" style:justify-single-word="false" fo:orphans="2" fo:widows="2" fo:text-indent="-0.2709in" style:auto-text-indent="false">
        <style:tab-stops>
          <style:tab-stop style:position="-0.0102in"/>
        </style:tab-stops>
      </style:paragraph-properties>
      <style:text-properties style:font-name="Times New Roman" fo:font-weight="bold" style:font-weight-asian="bold" style:font-weight-complex="bold"/>
    </style:style>
    <style:style style:name="P10" style:family="paragraph" style:parent-style-name="Text_20_body" style:list-style-name="L5">
      <style:paragraph-properties fo:margin-left="0.2602in" fo:margin-right="0in" fo:margin-top="0in" fo:margin-bottom="0in" fo:text-align="justify" style:justify-single-word="false" fo:orphans="2" fo:widows="2" fo:text-indent="-0.2709in" style:auto-text-indent="false">
        <style:tab-stops>
          <style:tab-stop style:position="-0.0102in"/>
        </style:tab-stops>
      </style:paragraph-properties>
      <style:text-properties style:font-name="Times New Roman" fo:font-weight="bold" style:font-weight-asian="bold" style:font-weight-complex="bold"/>
    </style:style>
    <style:style style:name="P11" style:family="paragraph" style:parent-style-name="Text_20_body" style:list-style-name="L5">
      <style:paragraph-properties fo:margin-left="0.2602in" fo:margin-right="0in" fo:margin-top="0in" fo:margin-bottom="0in" fo:text-align="justify" style:justify-single-word="false" fo:orphans="2" fo:widows="2" fo:text-indent="-0.2709in" style:auto-text-indent="false">
        <style:tab-stops>
          <style:tab-stop style:position="-0.0102in"/>
        </style:tab-stops>
      </style:paragraph-properties>
      <style:text-properties style:font-name="Times New Roman" fo:font-weight="normal" style:font-weight-asian="normal" style:font-weight-complex="normal"/>
    </style:style>
    <style:style style:name="P12" style:family="paragraph" style:parent-style-name="Text_20_body" style:list-style-name="L5" style:master-page-name="">
      <style:paragraph-properties fo:margin-left="0.2602in" fo:margin-right="0in" fo:margin-top="0in" fo:margin-bottom="0in" fo:text-align="justify" style:justify-single-word="false" fo:orphans="2" fo:widows="2" fo:text-indent="-0.2709in" style:auto-text-indent="false" style:page-number="auto">
        <style:tab-stops>
          <style:tab-stop style:position="-0.0102in"/>
        </style:tab-stops>
      </style:paragraph-properties>
      <style:text-properties style:font-name="Times New Roman" fo:font-weight="bold" style:font-weight-asian="bold" style:font-weight-complex="bold"/>
    </style:style>
    <style:style style:name="P13"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4" style:family="paragraph" style:parent-style-name="Footer">
      <style:paragraph-properties fo:text-align="end" style:justify-single-word="false"/>
      <style:text-properties fo:font-style="italic" style:font-style-asian="italic" style:font-style-complex="italic"/>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style:font-name="Times New Roman"/>
    </style:style>
    <style:style style:name="P17"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T1" style:family="text">
      <style:text-properties fo:font-variant="normal" fo:text-transform="none" fo:color="#000000" fo:font-size="12pt" fo:letter-spacing="normal" fo:language="en" fo:country="none" fo:font-style="normal" fo:font-weight="normal" style:font-size-asian="12pt" style:font-size-complex="12pt"/>
    </style:style>
    <style:style style:name="T2" style:family="text">
      <style:text-properties fo:font-variant="normal" fo:text-transform="none" fo:color="#000000" fo:font-size="12pt" fo:letter-spacing="normal" fo:language="en" fo:country="none" fo:font-style="normal" style:font-size-asian="12pt" style:font-size-complex="12pt"/>
    </style:style>
    <style:style style:name="T3" style:family="text">
      <style:text-properties fo:font-variant="normal" fo:text-transform="none" fo:color="#000000" fo:font-size="12pt" fo:letter-spacing="normal" fo:language="en" fo:country="none" fo:font-style="italic"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242424" style:text-line-through-style="none" style:font-name="Times New Roman" fo:font-size="11.25pt" fo:letter-spacing="normal" fo:font-style="normal" style:text-underline-style="none" fo:font-weight="normal" style:text-blinking="false" fo:background-color="#f9f9f9"/>
    </style:style>
    <style:style style:name="T6" style:family="text">
      <style:text-properties style:font-name="Times New Roman"/>
    </style:style>
    <style:style style:name="T7"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7">Studi Kasus</text:span></text:p>
      <text:p text:style-name="P1"><text:bookmark text:name="yui_3_17_2_1_1527994226788_828"/><text:bookmark text:name="yui_3_17_2_1_1527994226788_827"/><text:span text:style-name="T1">Dinas perhubungan DKI Jakarta ingin melakukan penambahan armada bus sekolah untuk daerah-daerah yang penggunanya banyak dan ingin menambah sosialisasi untuk daerah-daerah yang penggunanya dikit. Namun pemerintah tidak tahu apa yang perlu dilakukan dan kamu diminta untuk membantu mereka. </text:span></text:p>
      <text:list xml:id="list7887660081109324177" text:style-name="L5">
        <text:list-item>
          <text:p text:style-name="P12"><text:span text:style-name="T2">Business Understanding: </text:span></text:p>
          <text:p text:style-name="P8"><text:span text:style-name="T1">Pemerintah sudah memiliki tindakan yang akan diambil yaitu penambahan armada untuk daerah dengan pengguna banyak dan melakukan sosialisasi untuk daerah dengan pengguna sedikit, tetapi pemerintah belum tau daerah manakah yang harus dilakukan sosialisasi dan daerah mana yang harus ditambah armadanya. Oleh sebab itu perlu dilakukan pengelompokan daerah untuk menentukan daerah mana yang harus ditambah armada dan daerah mana yang harus disosialiasi berdasarkan data yang ada. Untuk daerah/rute yang perlu ditambah armada, perlu ditentukan juga berapa jumlah armada yang perlu ditambahkan. Selain itu juga perlu dicari tahu mengapa untuk rute tertentu jumlah nya penggunanya sedikit. </text:span></text:p>
        </text:list-item>
      </text:list>
      <text:p text:style-name="P7"><text:span text:style-name="T1"><text:tab/></text:span></text:p>
      <text:p text:style-name="P7"><text:span text:style-name="T1"><text:tab/>Informasi yang dibutuhkan untuk menyelesaikan masalah tersebut data jumlah pengguna bus sekolah di setiap wilayah sehingga pemerintah dapat menentukan langkah yang tepat untuk masing-masing wilayah tersebut. <text:s/></text:span></text:p>
      <text:p text:style-name="P7"><text:span text:style-name="T1"/></text:p>
      <text:list xml:id="list32793724" text:continue-numbering="true" text:style-name="L5">
        <text:list-header>
          <text:p text:style-name="P10"><text:span text:style-name="T2">Apa yang harus dilakukan untuk menyelesaikan masalah di atas? Informasi apa yang dibutuhkan untuk bisa mendasari penyelesaian masalah di atas? Jika diperlukan, analisis macam apa yang diperlukan untuk mendapatkan informasi tersebut?</text:span></text:p>
          <text:p text:style-name="P10"><text:span text:style-name="T2"/></text:p>
        </text:list-header>
        <text:list-item>
          <text:p text:style-name="P10"><text:span text:style-name="T2">Data Understanding: Data apa yang dibutuhkan? Data apa yang tersedia? Karakteristik penting apa yang dimiliki data tersebut?</text:span></text:p>
          <text:p text:style-name="P10"><text:span text:style-name="T2"/></text:p>
          <text:p text:style-name="P11"><text:span text:style-name="T2">Data yang dibutuhkan untuk menyelesaikan permasalah ini:</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Data </text:p>
          </table:table-cell>
          <table:table-cell table:style-name="Table1.A1" office:value-type="string">
            <text:p text:style-name="P17">Ketersediaan Data</text:p>
          </table:table-cell>
          <table:table-cell table:style-name="Table1.A1" office:value-type="string">
            <text:p text:style-name="P17">Karakteristik Data</text:p>
          </table:table-cell>
          <table:table-cell table:style-name="Table1.D1" office:value-type="string">
            <text:p text:style-name="P17">Variabel data </text:p>
          </table:table-cell>
        </table:table-row>
        <table:table-row>
          <table:table-cell table:style-name="Table1.A2" office:value-type="string">
            <text:p text:style-name="P16">Data Armada bus sekolah </text:p>
          </table:table-cell>
          <table:table-cell table:style-name="Table1.A2" office:value-type="string">
            <text:p text:style-name="P15"><text:span text:style-name="T6">Tersedia di website </text:span><text:a xlink:type="simple" xlink:href="http://data.jakarta.go.id/group/perhubungan" office:target-frame-name="_top" xlink:show="replace" text:style-name="Internet_20_link" text:visited-style-name="Visited_20_Internet_20_Link"><text:span text:style-name="T5">http://data.jakarta.go.id/group/perhubungan</text:span></text:a><text:span text:style-name="T6"> </text:span></text:p>
          </table:table-cell>
          <table:table-cell table:style-name="Table1.A2" office:value-type="string">
            <text:p text:style-name="P16">Format CSV</text:p>
          </table:table-cell>
          <table:table-cell table:style-name="Table1.D2" office:value-type="string">
            <text:list xml:id="list3665459842069238911" text:style-name="L3">
              <text:list-header>
                <text:p text:style-name="P6"><text:span text:style-name="T4">1. no_body</text:span></text:p>
                <text:p text:style-name="P6"><text:span text:style-name="T4">2. no_regristasi</text:span></text:p>
                <text:p text:style-name="P6"><text:span text:style-name="T4">3. nama_pemilik</text:span></text:p>
                <text:p text:style-name="P6"><text:span text:style-name="T4">4. alamat</text:span></text:p>
                <text:p text:style-name="P6"><text:span text:style-name="T4">5. wilayah</text:span></text:p>
                <text:p text:style-name="P6"><text:span text:style-name="T4">6. jenis_kendaraan</text:span></text:p>
                <text:p text:style-name="P6"><text:span text:style-name="T4">7. merk_type</text:span></text:p>
                <text:p text:style-name="P6"><text:span text:style-name="T4">8. jenis_model</text:span></text:p>
                <text:p text:style-name="P6"><text:span text:style-name="T4">9. tahun</text:span></text:p>
                <text:p text:style-name="P6"><text:span text:style-name="T4">10. isi_silinder</text:span></text:p>
                <text:p text:style-name="P6"><text:span text:style-name="T4">11. no_rangka</text:span></text:p>
                <text:p text:style-name="P6"><text:span text:style-name="T4">12. no_mesin</text:span></text:p>
                <text:p text:style-name="P6"><text:span text:style-name="T4">13. keterangan</text:span></text:p>
              </text:list-header>
            </text:list>
          </table:table-cell>
        </table:table-row>
        <table:table-row>
          <table:table-cell table:style-name="Table1.A2" office:value-type="string">
            <text:p text:style-name="P16">Data Jumlah Penumpang Bus Sekolah </text:p>
          </table:table-cell>
          <table:table-cell table:style-name="Table1.A2" office:value-type="string">
            <text:p text:style-name="P15"><text:span text:style-name="T6">Tersedia di website </text:span><text:a xlink:type="simple" xlink:href="http://data.jakarta.go.id/group/perhubungan" office:target-frame-name="_top" xlink:show="replace" text:style-name="Internet_20_link" text:visited-style-name="Visited_20_Internet_20_Link"><text:span text:style-name="T5">http://data.jakarta.go.id/group/perhubungan</text:span></text:a><text:span text:style-name="T6"> </text:span></text:p>
          </table:table-cell>
          <table:table-cell table:style-name="Table1.A2" office:value-type="string">
            <text:p text:style-name="P16">Format CSV dengan isi data timeseries. </text:p>
            <text:p text:style-name="P16"/>
          </table:table-cell>
          <table:table-cell table:style-name="Table1.D2" office:value-type="string">
            <text:list xml:id="list8016067293326690753" text:style-name="L2">
              <text:list-header>
                <text:p text:style-name="P3"><text:span text:style-name="T4">1. rute : Rute</text:span></text:p>
              </text:list-header>
              <text:list-item>
                <text:p text:style-name="P4"><text:span text:style-name="T4">nama_rute : Nama Rute/jurusan</text:span></text:p>
              </text:list-item>
              <text:list-item>
                <text:p text:style-name="P4"><text:span text:style-name="T4">bulan : dalam format </text:span><text:soft-page-break/><text:span text:style-name="T4">"yyyy-mm"</text:span></text:p>
              </text:list-item>
              <text:list-item>
                <text:p text:style-name="P4"><text:span text:style-name="T4">jumlah : jumlah penumpang</text:span></text:p>
              </text:list-item>
            </text:list>
          </table:table-cell>
        </table:table-row>
        <table:table-row>
          <table:table-cell table:style-name="Table1.A2" office:value-type="string">
            <text:p text:style-name="P16">Data Rute Bus Sekolah </text:p>
          </table:table-cell>
          <table:table-cell table:style-name="Table1.A2" office:value-type="string">
            <text:p text:style-name="P15"><text:span text:style-name="T6">Tersedia di website </text:span><text:a xlink:type="simple" xlink:href="http://data.jakarta.go.id/group/perhubungan" office:target-frame-name="_top" xlink:show="replace" text:style-name="Internet_20_link" text:visited-style-name="Visited_20_Internet_20_Link"><text:span text:style-name="T5">http://data.jakarta.go.id/group/perhubungan</text:span></text:a><text:span text:style-name="T6"> </text:span></text:p>
          </table:table-cell>
          <table:table-cell table:style-name="Table1.A2" office:value-type="string">
            <text:p text:style-name="P16">Format CSV</text:p>
          </table:table-cell>
          <table:table-cell table:style-name="Table1.D2" office:value-type="string">
            <text:list xml:id="list3134652364597119383" text:style-name="L1">
              <text:list-header>
                <text:p text:style-name="P5"><text:span text:style-name="T4">1. jenis_rute : Jenis Rute</text:span></text:p>
                <text:p text:style-name="P5"><text:span text:style-name="T4">2. nama_rute : Nama Rute</text:span></text:p>
                <text:p text:style-name="P5"><text:span text:style-name="T4">3. rute : Rute</text:span></text:p>
                <text:p text:style-name="P5"><text:span text:style-name="T4">4. jumlah_armada : Jumlah Armada</text:span></text:p>
              </text:list-header>
            </text:list>
          </table:table-cell>
        </table:table-row>
        <table:table-row>
          <table:table-cell table:style-name="Table1.A2" office:value-type="string">
            <text:p text:style-name="P16">Data jumlah anak sekolah di masing-masing wilayah </text:p>
          </table:table-cell>
          <table:table-cell table:style-name="Table1.A2" office:value-type="string">
            <text:p text:style-name="P15"/>
          </table:table-cell>
          <table:table-cell table:style-name="Table1.A2" office:value-type="string">
            <text:p text:style-name="P16"/>
          </table:table-cell>
          <table:table-cell table:style-name="Table1.D2" office:value-type="string">
            <text:list xml:id="list32781539" text:continue-numbering="true" text:style-name="L1">
              <text:list-header>
                <text:p text:style-name="P5"/>
              </text:list-header>
            </text:list>
          </table:table-cell>
        </table:table-row>
      </table:table>
      <text:p text:style-name="P9"><text:span text:style-name="T2"/></text:p>
      <text:p text:style-name="P9"><text:span text:style-name="T2"/></text:p>
      <text:list xml:id="list32769825" text:continue-list="list32793724" text:style-name="L5">
        <text:list-item>
          <text:p text:style-name="P10"><text:span text:style-name="T2">Data Preparation: Kumpulkan data dari berbagai sumber, bersihkan data (cek jika terdapat data salah atau data hilang); lakukan pemformatan ulang jika diperlukan terutama jika terdapat </text:span><text:span text:style-name="T3">rowdata </text:span><text:span text:style-name="T2">yang memiliki format yang berbeda atau kolom yang bernilai kategorik; satukan data dari berbagai sumber yang kamu dapatkan; sampling data jika data berukuran terlalu besar.</text:span></text:p>
          <text:p text:style-name="P10"><text:span text:style-name="T2"/></text:p>
        </text:list-item>
        <text:list-item>
          <text:p text:style-name="P10"><text:span text:style-name="T2">Modelling: Tentukan model apa yang ingin kamu gunakan, lalu buat modelnya.</text:span></text:p>
          <text:p text:style-name="P10"><text:span text:style-name="T2"/></text:p>
        </text:list-item>
        <text:list-item>
          <text:p text:style-name="P10"><text:span text:style-name="T2">Evaluation: Evaluasi model. Tentukan akurasi dan presisi jika dimungkinkan, jika tidak lakukan </text:span><text:span text:style-name="T3">sanity test.</text:span></text:p>
          <text:p text:style-name="P10"><text:span text:style-name="T3"/></text:p>
        </text:list-item>
        <text:list-item>
          <text:p text:style-name="P10"><text:span text:style-name="T2">Presentation: Visualisasikan temuan yang kamu dapatkan dari hasil analisis. Pilih metode visualisasi yang paling tepat. Gunakan grafik jika diperlukan.</text:span></text:p>
          <text:p text:style-name="P11"><text:span text:style-name="T2">Visualisasi data yang digunakan yaitu :</text:span></text:p>
          <text:p text:style-name="P11"><text:span text:style-name="T2">Bar plot untuk menggambarkan pemetaan jumlah bus dan jumlah penumpang di masing-masing rute operasi bus.</text:span></text:p>
          <text:p text:style-name="P11"><text:span text:style-name="T2">Bar plot untuk menggambarkan pemetaan jumlah anak sekolah di masing-masing wilayah</text:span></text:p>
          <text:p text:style-name="P11"><text:span text:style-name="T2"/></text:p>
          <text:p text:style-name="P11"><text:span text:style-name="T2"/></text:p>
        </text:list-item>
      </text:list>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Medium" svg:font-family="HelveticaNeueMedium, Tahoma, Geneva, sans-serif"/>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D"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Dikerjakan oleh <text:span text:style-name="MT1">Winda Tri Wahyuni</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3T09:34:21.81</meta:creation-date>
    <dc:date>2018-06-03T12:58:34.85</dc:date>
    <meta:editing-duration>PT3H24M6S</meta:editing-duration>
    <meta:editing-cycles>16</meta:editing-cycles>
    <meta:generator>OpenOffice/4.1.2$Win32 OpenOffice.org_project/412m3$Build-9782</meta:generator>
    <meta:document-statistic meta:table-count="1" meta:image-count="0" meta:object-count="0" meta:page-count="2" meta:paragraph-count="52" meta:word-count="469" meta:character-count="3396"/>
  </office:meta>
</office:document-meta>
</file>